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50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/>
          <table:table-cell table:style-name="ce1"/>
          <table:table-cell office:value-type="string" table:style-name="ce1">
            <text:p>Übersicht über aufgewendete Entwicklerstunde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20"/>
          <table:table-cell office:value-type="string" table:style-name="ce18">
            <text:p>Funktion</text:p>
          </table:table-cell>
          <table:table-cell office:value-type="string" table:style-name="ce19">
            <text:p>Sven</text:p>
          </table:table-cell>
          <table:table-cell office:value-type="string" table:style-name="ce19">
            <text:p>Marcel</text:p>
          </table:table-cell>
          <table:table-cell office:value-type="string" table:style-name="ce19">
            <text:p>Michael</text:p>
          </table:table-cell>
          <table:table-cell office:value-type="string" table:style-name="ce19">
            <text:p>Oliver</text:p>
          </table:table-cell>
          <table:table-cell office:value-type="string" table:style-name="ce19">
            <text:p>Klaus</text:p>
          </table:table-cell>
          <table:table-cell office:value-type="string" table:style-name="ce18">
            <text:p>SUMME</text:p>
          </table:table-cell>
          <table:table-cell table:number-columns-repeated="16376" table:style-name="ce20"/>
        </table:table-row>
        <table:table-row table:style-name="ro1">
          <table:table-cell/>
          <table:table-cell office:value-type="string" table:style-name="ce7">
            <text:p>Bilder anzeigen</text:p>
          </table:table-cell>
          <table:table-cell table:style-name="ce10"/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style-name="ce12"/>
          <table:table-cell office:value-type="float" office:value="8" table:formula="of:=SUM([.C4:.G4])" table:style-name="ce8">
            <text:p>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Server einrichten</text:p>
          </table:table-cell>
          <table:table-cell table:style-name="ce13"/>
          <table:table-cell table:number-columns-repeated="3" table:style-name="ce4"/>
          <table:table-cell office:value-type="float" office:value="1" table:style-name="ce14">
            <text:p>1</text:p>
          </table:table-cell>
          <table:table-cell office:value-type="float" office:value="1" table:formula="of:=SUM([.C5:.G5])" table:style-name="ce8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Upload absichern</text:p>
          </table:table-cell>
          <table:table-cell table:style-name="ce13"/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formula="of:=SUM([.C6:.G6])" table:style-name="ce8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Nutzerverwaltung</text:p>
          </table:table-cell>
          <table:table-cell office:value-type="float" office:value="4" table:style-name="ce13">
            <text:p>4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table:style-name="ce14"/>
          <table:table-cell office:value-type="float" office:value="7" table:formula="of:=SUM([.C7:.G7])" table:style-name="ce8">
            <text:p>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Konfiguration für Bildanzeige</text:p>
          </table:table-cell>
          <table:table-cell table:style-name="ce1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style-name="ce14"/>
          <table:table-cell office:value-type="float" office:value="3" table:formula="of:=SUM([.C8:.G8])" table:style-name="ce8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Administrationsbereich</text:p>
          </table:table-cell>
          <table:table-cell office:value-type="float" office:value="3" table:style-name="ce13">
            <text:p>3</text:p>
          </table:table-cell>
          <table:table-cell table:number-columns-repeated="3" table:style-name="ce4"/>
          <table:table-cell table:style-name="ce14"/>
          <table:table-cell office:value-type="float" office:value="3" table:formula="of:=SUM([.C9:.G9])" table:style-name="ce8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Datenbankanbindung</text:p>
          </table:table-cell>
          <table:table-cell office:value-type="float" office:value="1" table:style-name="ce13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14"/>
          <table:table-cell office:value-type="float" office:value="4" table:formula="of:=SUM([.C10:.G10])" table:style-name="ce8">
            <text:p>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Content-Manager Bereich</text:p>
          </table:table-cell>
          <table:table-cell table:style-name="ce13"/>
          <table:table-cell table:style-name="ce4"/>
          <table:table-cell office:value-type="float" office:value="3" table:style-name="ce4">
            <text:p>3</text:p>
          </table:table-cell>
          <table:table-cell table:style-name="ce4"/>
          <table:table-cell table:style-name="ce14"/>
          <table:table-cell office:value-type="float" office:value="3" table:formula="of:=SUM([.C11:.G11])" table:style-name="ce8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Session-Management</text:p>
          </table:table-cell>
          <table:table-cell office:value-type="float" office:value="1" table:style-name="ce13">
            <text:p>1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14"/>
          <table:table-cell office:value-type="float" office:value="3" table:formula="of:=SUM([.C12:.G12])" table:style-name="ce8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Thumbnails implementiert</text:p>
          </table:table-cell>
          <table:table-cell table:style-name="ce13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style-name="ce14"/>
          <table:table-cell office:value-type="float" office:value="2" table:formula="of:=SUM([.C13:.G13])" table:style-name="ce8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Grafische Ausschmückung</text:p>
          </table:table-cell>
          <table:table-cell office:value-type="float" office:value="2" table:style-name="ce21">
            <text:p>2</text:p>
          </table:table-cell>
          <table:table-cell office:value-type="string" table:style-name="ce22">
            <text:p><text:s text:c="2"/></text:p>
          </table:table-cell>
          <table:table-cell table:number-columns-repeated="2" table:style-name="ce22"/>
          <table:table-cell table:style-name="ce23"/>
          <table:table-cell office:value-type="float" office:value="2" table:formula="of:=SUM([.C14:.G14])" table:style-name="ce8">
            <text:p>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Projektmanagement / Doku</text:p>
          </table:table-cell>
          <table:table-cell table:style-name="ce15"/>
          <table:table-cell table:number-columns-repeated="2" table:style-name="ce16"/>
          <table:table-cell office:value-type="float" office:value="2" table:style-name="ce16">
            <text:p>2</text:p>
          </table:table-cell>
          <table:table-cell table:style-name="ce17"/>
          <table:table-cell office:value-type="float" office:value="2" table:formula="of:=SUM([.C15:.G15])" table:style-name="ce8">
            <text:p>2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5">
            <text:p>SUMME</text:p>
          </table:table-cell>
          <table:table-cell office:value-type="float" office:value="11" table:formula="of:=SUM([.C4:.C15])" table:style-name="ce9">
            <text:p>11</text:p>
          </table:table-cell>
          <table:table-cell office:value-type="float" office:value="8" table:formula="of:=SUM([.D4:.D15])" table:style-name="ce9">
            <text:p>8</text:p>
          </table:table-cell>
          <table:table-cell office:value-type="float" office:value="10" table:formula="of:=SUM([.E4:.E15])" table:style-name="ce9">
            <text:p>10</text:p>
          </table:table-cell>
          <table:table-cell office:value-type="float" office:value="10" table:formula="of:=SUM([.F4:.F15])" table:style-name="ce9">
            <text:p>10</text:p>
          </table:table-cell>
          <table:table-cell office:value-type="float" office:value="2" table:formula="of:=SUM([.G4:.G15])" table:style-name="ce9">
            <text:p>2</text:p>
          </table:table-cell>
          <table:table-cell office:value-type="float" office:value="41" table:formula="of:=SUM([.C16:.G16])" table:style-name="ce6">
            <text:p>41</text:p>
          </table:table-cell>
          <table:table-cell table:number-columns-repeated="16376" table:style-name="ce3"/>
        </table:table-row>
        <table:table-row table:number-rows-repeated="10" table:style-name="ro1">
          <table:table-cell table:number-columns-repeated="2"/>
          <table:table-cell table:number-columns-repeated="6" table:style-name="ce2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hli</meta:initial-creator>
    <dc:creator>Ohli</dc:creator>
    <meta:creation-date>2014-12-11T22:53:40Z</meta:creation-date>
    <dc:date>2014-12-11T23:40:11Z</dc:date>
    <meta:editing-duration>PT0S</meta:editing-duration>
  </office:meta>
</office:document-meta>
</file>